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5231f" draw:textarea-vertical-align="middle" draw:auto-grow-height="false" fo:min-height="2.799cm" fo:min-width="1.91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2.167cm"/>
    </style:style>
    <style:style style:name="gr3" style:family="graphic" style:parent-style-name="standard">
      <style:graphic-properties svg:stroke-color="#000000" draw:fill-color="#a3238e" draw:textarea-horizontal-align="justify" draw:textarea-vertical-align="middle" draw:auto-grow-height="false" fo:min-height="1.049cm" fo:min-width="0.418cm"/>
    </style:style>
    <style:style style:name="gr4" style:family="graphic" style:parent-style-name="standard">
      <style:graphic-properties svg:stroke-color="#000000" draw:fill-color="#0066b3" draw:textarea-horizontal-align="justify" draw:textarea-vertical-align="middle" draw:auto-grow-height="false" fo:min-height="1.049cm" fo:min-width="0.418cm"/>
    </style:style>
    <style:style style:name="gr5" style:family="graphic" style:parent-style-name="standard">
      <style:graphic-properties svg:stroke-color="#000000" draw:fill-color="#72bf44" draw:textarea-horizontal-align="justify" draw:textarea-vertical-align="middle" draw:auto-grow-height="false" fo:min-height="1.049cm" fo:min-width="0.418cm"/>
    </style:style>
    <style:style style:name="gr6" style:family="graphic" style:parent-style-name="standard">
      <style:graphic-properties svg:stroke-color="#000000" draw:fill-color="#fff200" draw:textarea-horizontal-align="justify" draw:textarea-vertical-align="middle" draw:auto-grow-height="false" fo:min-height="1.049cm" fo:min-width="0.418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1.418cm" fo:min-width="0.199cm"/>
    </style:style>
    <style:style style:name="gr8" style:family="graphic" style:parent-style-name="standard">
      <style:graphic-properties svg:stroke-color="#000000" draw:fill-color="#ed1c24" draw:textarea-horizontal-align="justify" draw:textarea-vertical-align="middle" draw:auto-grow-height="false" fo:min-height="1.418cm" fo:min-width="0.199cm"/>
    </style:style>
    <style:style style:name="gr9" style:family="graphic" style:parent-style-name="standard">
      <style:graphic-properties draw:stroke="none" svg:stroke-color="#000000" draw:fill="none" draw:fill-color="#ffffff" fo:min-height="0.204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svg:stroke-color="#0d1f63" draw:fill-color="#95231f" draw:textarea-horizontal-align="justify" draw:textarea-vertical-align="middle" draw:auto-grow-height="false" fo:min-height="1.418cm" fo:min-width="0.39cm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gr13" style:family="graphic" style:parent-style-name="standard">
      <style:graphic-properties svg:stroke-color="#000000" draw:fill-color="#ed1c24" draw:textarea-horizontal-align="justify" draw:textarea-vertical-align="middle" draw:auto-grow-height="false" fo:min-height="1.655cm" fo:min-width="0.897cm"/>
    </style:style>
    <style:style style:name="gr14" style:family="graphic" style:parent-style-name="standard">
      <style:graphic-properties draw:stroke="none" svg:stroke-color="#000000" draw:fill="none" draw:fill-color="#ffffff" fo:min-height="2.134cm"/>
    </style:style>
    <style:style style:name="gr15" style:family="graphic" style:parent-style-name="standard">
      <style:graphic-properties svg:stroke-color="#0d1f63" draw:fill-color="#95231f" draw:textarea-horizontal-align="justify" draw:textarea-vertical-align="middle" draw:auto-grow-height="false" fo:min-height="1.655cm" fo:min-width="1.278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color="#ed1c24" draw:fill-color="#ed1c24" draw:textarea-horizontal-align="justify" draw:textarea-vertical-align="middle" draw:auto-grow-height="false" fo:min-height="0.379cm" fo:min-width="0.129cm"/>
    </style:style>
    <style:style style:name="gr18" style:family="graphic" style:parent-style-name="standard">
      <style:graphic-properties draw:stroke="none" svg:stroke-color="#000000" draw:fill="none" draw:fill-color="#ffffff" fo:min-height="2.642cm"/>
    </style:style>
    <style:style style:name="gr19" style:family="graphic" style:parent-style-name="standard">
      <style:graphic-properties svg:stroke-color="#000000" draw:fill-color="#95231f" draw:textarea-vertical-align="middle" draw:auto-grow-height="false" fo:min-height="2.798cm" fo:min-width="1.913cm"/>
    </style:style>
    <style:style style:name="P1" style:family="paragraph">
      <loext:graphic-properties draw:fill-color="#95231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a3238e"/>
      <style:paragraph-properties fo:text-align="center"/>
    </style:style>
    <style:style style:name="P5" style:family="paragraph">
      <loext:graphic-properties draw:fill-color="#0066b3"/>
      <style:paragraph-properties fo:text-align="center"/>
    </style:style>
    <style:style style:name="P6" style:family="paragraph">
      <loext:graphic-properties draw:fill-color="#72bf44"/>
      <style:paragraph-properties fo:text-align="center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3.048cm" svg:x="7.477cm" svg:y="37.19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2" draw:text-style-name="P2" draw:layer="layout" svg:width="2.667cm" svg:height="3.81cm" svg:x="18.78cm" svg:y="3.7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21.828cm" svg:y="3.54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21.828cm" svg:y="6.334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17.383cm" svg:y="6.334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17.383cm" svg:y="3.54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3" draw:layer="layout" svg:width="1.397cm" svg:height="1.905cm" svg:x="11.16cm" svg:y="0.7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.397cm" svg:height="1.905cm" svg:x="13.573cm" svg:y="0.74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2.921cm" svg:height="0.962cm" svg:x="15.097cm" svg:y="1.217cm">
          <draw:text-box>
            <text:p>ccw = 0</text:p>
          </draw:text-box>
        </draw:frame>
        <draw:frame draw:style-name="gr10" draw:text-style-name="P9" draw:layer="layout" svg:width="2.54cm" svg:height="0.962cm" svg:x="8.62cm" svg:y="1.217cm">
          <draw:text-box>
            <text:p>cw = 1</text:p>
          </draw:text-box>
        </draw:frame>
        <draw:custom-shape draw:style-name="gr7" draw:text-style-name="P3" draw:layer="layout" svg:width="1.397cm" svg:height="1.905cm" svg:x="15.605cm" svg:y="3.1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11.16cm" svg:y="0.7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23.098cm" svg:y="12.8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15.605cm" svg:y="10.01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3.794cm" svg:y="13.0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11.541cm" svg:y="9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15.605cm" svg:y="6.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23.225cm" svg:y="6.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23.098cm" svg:y="3.1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1.778cm" svg:height="1.905cm" svg:x="19.161cm" svg:y="5.31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9" draw:layer="layout" svg:width="3.429cm" svg:height="1.143cm" svg:x="18.653cm" svg:y="4.175cm">
          <draw:text-box>
            <text:p>FWD = 1</text:p>
          </draw:text-box>
        </draw:frame>
        <draw:g>
          <draw:custom-shape draw:style-name="gr2" draw:text-style-name="P2" draw:layer="layout" svg:width="2.667cm" svg:height="3.81cm" svg:x="7.604cm" svg:y="3.6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10.652cm" svg:y="3.413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10.652cm" svg:y="6.207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6.207cm" svg:y="6.207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6.207cm" svg:y="3.413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1" draw:layer="layout" svg:width="1.778cm" svg:height="1.905cm" svg:x="7.985cm" svg:y="5.18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9" draw:layer="layout" svg:width="3.429cm" svg:height="1.143cm" svg:x="7.477cm" svg:y="4.048cm">
          <draw:text-box>
            <text:p>BWD = 0</text:p>
          </draw:text-box>
        </draw:frame>
        <draw:custom-shape draw:style-name="gr13" draw:text-style-name="P8" draw:layer="layout" svg:width="1.397cm" svg:height="1.905cm" svg:x="11.922cm" svg:y="6.07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4.556cm" svg:y="5.82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11.922cm" svg:y="3.031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4.556cm" svg:y="3.031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667cm" svg:height="3.81cm" svg:x="7.096cm" svg:y="18.0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10.144cm" svg:y="17.764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10.144cm" svg:y="20.558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5.699cm" svg:y="20.558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5.699cm" svg:y="17.764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9" draw:layer="layout" svg:width="7.103cm" svg:height="2.384cm" svg:x="4.692cm" svg:y="16.24cm">
          <draw:text-box>
            <text:p>DIAG_LEFT_BWD = 4</text:p>
          </draw:text-box>
        </draw:frame>
        <draw:custom-shape draw:style-name="gr13" draw:text-style-name="P8" draw:layer="layout" svg:width="1.397cm" svg:height="1.905cm" svg:x="11.414cm" svg:y="20.43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4.048cm" svg:y="17.38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11.922cm" svg:y="6.07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667cm" svg:height="3.81cm" svg:x="6.969cm" svg:y="10.5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10.017cm" svg:y="10.271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10.017cm" svg:y="13.065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5.572cm" svg:y="13.065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5.572cm" svg:y="10.271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1" draw:layer="layout" svg:width="1.778cm" svg:height="1.905cm" draw:transform="rotate (-0.785398163397449) translate (8.189cm 11.096cm)">
          <text:p/>
          <draw:enhanced-geometry svg:viewBox="0 0 21600 21600" draw:text-areas="?f0 ?f7 ?f2 21600" draw:mirror-vertical="fals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.778cm" svg:height="1.905cm" draw:transform="rotate (-0.785398163397449) translate (8.379cm 19.161cm)">
          <text:p/>
          <draw:enhanced-geometry svg:viewBox="0 0 21600 21600" draw:text-areas="?f0 ?f7 ?f2 21600" draw:mirror-vertical="tru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667cm" svg:height="3.81cm" svg:x="18.653cm" svg:y="18.1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21.701cm" svg:y="17.891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21.701cm" svg:y="20.685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17.256cm" svg:y="20.685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17.256cm" svg:y="17.891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" draw:layer="layout" svg:width="1.778cm" svg:height="1.905cm" draw:transform="rotate (-0.785398163397449) translate (20.127cm 18.653cm)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9" draw:layer="layout" svg:width="8.119cm" svg:height="2.384cm" svg:x="16.249cm" svg:y="16.367cm">
          <draw:text-box>
            <text:p>DIAG_RIGHT_BWD = 5</text:p>
          </draw:text-box>
        </draw:frame>
        <draw:custom-shape draw:style-name="gr13" draw:text-style-name="P8" draw:layer="layout" svg:width="1.397cm" svg:height="1.905cm" svg:x="23.098cm" svg:y="17.50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15.605cm" svg:y="20.43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9" draw:layer="layout" svg:width="7.103cm" svg:height="2.384cm" svg:x="4.565cm" svg:y="8.747cm">
          <draw:text-box>
            <text:p>DIAG_LEFT_FWD = 2</text:p>
          </draw:text-box>
        </draw:frame>
        <draw:g>
          <draw:custom-shape draw:style-name="gr2" draw:text-style-name="P2" draw:layer="layout" svg:width="2.667cm" svg:height="3.81cm" svg:x="18.78cm" svg:y="10.7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21.828cm" svg:y="10.525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21.828cm" svg:y="13.319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17.383cm" svg:y="13.319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17.383cm" svg:y="10.525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" draw:layer="layout" svg:width="1.778cm" svg:height="1.905cm" draw:transform="rotate (-0.785398163397449) translate (20.317cm 11.35cm)">
          <text:p/>
          <draw:enhanced-geometry svg:viewBox="0 0 21600 21600" draw:text-areas="?f0 ?f7 ?f2 21600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9" draw:layer="layout" svg:width="8.119cm" svg:height="2.384cm" svg:x="16.376cm" svg:y="9.001cm">
          <draw:text-box>
            <text:p>DIAG_RIGHT_FWD = 3</text:p>
          </draw:text-box>
        </draw:frame>
        <draw:g>
          <draw:custom-shape draw:style-name="gr2" draw:text-style-name="P2" draw:layer="layout" svg:width="2.667cm" svg:height="3.81cm" svg:x="7.096cm" svg:y="25.3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10.144cm" svg:y="25.13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10.144cm" svg:y="27.924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5.699cm" svg:y="27.924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5.699cm" svg:y="25.13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9" draw:layer="layout" svg:width="7.103cm" svg:height="2.384cm" svg:x="4.692cm" svg:y="23.606cm">
          <draw:text-box>
            <text:p>LEFT = 6</text:p>
          </draw:text-box>
        </draw:frame>
        <draw:custom-shape draw:style-name="gr13" draw:text-style-name="P8" draw:layer="layout" svg:width="1.397cm" svg:height="1.905cm" svg:x="11.414cm" svg:y="27.796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4.048cm" svg:y="24.74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667cm" svg:height="3.81cm" svg:x="18.653cm" svg:y="25.5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21.701cm" svg:y="25.257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21.701cm" svg:y="28.051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17.256cm" svg:y="28.051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17.256cm" svg:y="25.257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9" draw:layer="layout" svg:width="8.119cm" svg:height="2.384cm" svg:x="16.249cm" svg:y="23.733cm">
          <draw:text-box>
            <text:p>RIGHT = 7</text:p>
          </draw:text-box>
        </draw:frame>
        <draw:custom-shape draw:style-name="gr13" draw:text-style-name="P8" draw:layer="layout" svg:width="1.397cm" svg:height="1.905cm" svg:x="23.098cm" svg:y="24.87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15.605cm" svg:y="27.796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4.048cm" svg:y="27.5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11.414cm" svg:y="27.796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11.414cm" svg:y="24.6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15.605cm" svg:y="24.87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23.098cm" svg:y="27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.778cm" svg:height="1.905cm" draw:transform="rotate (-1.5707963267949) translate (9.382cm 26.4cm)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.778cm" svg:height="1.905cm" draw:transform="rotate (-1.5707963267949) translate (20.811cm 26.4cm)">
          <text:p/>
          <draw:enhanced-geometry svg:viewBox="0 0 21600 21600" draw:text-areas="?f0 ?f7 ?f2 21600" draw:mirror-vertical="tru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6" draw:text-style-name="P10" draw:layer="layout" svg:x1="2.143cm" svg:y1="2.778cm" svg:x2="27.289cm" svg:y2="2.778cm">
          <text:p/>
        </draw:line>
        <draw:g>
          <draw:custom-shape draw:style-name="gr2" draw:text-style-name="P2" draw:layer="layout" svg:width="2.667cm" svg:height="3.81cm" svg:x="7.096cm" svg:y="31.9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10.144cm" svg:y="31.734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10.144cm" svg:y="34.528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5.699cm" svg:y="34.528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5.699cm" svg:y="31.734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9" draw:layer="layout" svg:width="8.119cm" svg:height="2.384cm" svg:x="4.692cm" svg:y="30.21cm">
          <draw:text-box>
            <text:p>ROT_CENTER_CW = 8</text:p>
          </draw:text-box>
        </draw:frame>
        <draw:custom-shape draw:style-name="gr13" draw:text-style-name="P8" draw:layer="layout" svg:width="1.397cm" svg:height="1.905cm" svg:x="11.414cm" svg:y="34.4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667cm" svg:height="3.81cm" svg:x="7.223cm" svg:y="39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10.271cm" svg:y="38.846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10.271cm" svg:y="41.64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5.826cm" svg:y="41.64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5.826cm" svg:y="38.846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9" draw:layer="layout" svg:width="8.119cm" svg:height="2.384cm" svg:x="4.819cm" svg:y="37.322cm">
          <draw:text-box>
            <text:p>ROT_FRONT_CW = 10</text:p>
          </draw:text-box>
        </draw:frame>
        <draw:custom-shape draw:style-name="gr7" draw:text-style-name="P3" draw:layer="layout" svg:width="1.397cm" svg:height="1.905cm" svg:x="4.048cm" svg:y="34.14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11.414cm" svg:y="34.4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667cm" svg:height="3.81cm" svg:x="7.223cm" svg:y="45.7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10.271cm" svg:y="45.45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10.271cm" svg:y="48.244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5.826cm" svg:y="48.244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5.826cm" svg:y="45.45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9" draw:layer="layout" svg:width="8.119cm" svg:height="2.384cm" svg:x="5.581cm" svg:y="44.053cm">
          <draw:text-box>
            <text:p>ROT_BACK_CW = 12</text:p>
          </draw:text-box>
        </draw:frame>
        <draw:custom-shape draw:style-name="gr13" draw:text-style-name="P8" draw:layer="layout" svg:width="1.397cm" svg:height="1.905cm" svg:x="11.414cm" svg:y="31.47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4.048cm" svg:y="31.3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667cm" svg:height="3.81cm" svg:x="18.653cm" svg:y="32.1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21.701cm" svg:y="31.861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21.701cm" svg:y="34.655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17.256cm" svg:y="34.655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17.256cm" svg:y="31.861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9" draw:layer="layout" svg:width="8.119cm" svg:height="2.384cm" svg:x="16.249cm" svg:y="30.337cm">
          <draw:text-box>
            <text:p>ROT_CENTER_CCW = 9</text:p>
          </draw:text-box>
        </draw:frame>
        <draw:custom-shape draw:style-name="gr13" draw:text-style-name="P8" draw:layer="layout" svg:width="1.397cm" svg:height="1.905cm" svg:x="15.605cm" svg:y="34.35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23.098cm" svg:y="34.2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15.605cm" svg:y="34.358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15.605cm" svg:y="31.437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23.098cm" svg:y="31.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667cm" svg:height="3.81cm" svg:x="18.526cm" svg:y="39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21.574cm" svg:y="38.846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21.574cm" svg:y="41.64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17.129cm" svg:y="41.64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17.129cm" svg:y="38.846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9" draw:layer="layout" svg:width="8.119cm" svg:height="2.384cm" svg:x="16.122cm" svg:y="37.322cm">
          <draw:text-box>
            <text:p>ROT_FRONT_CCW = 11</text:p>
          </draw:text-box>
        </draw:frame>
        <draw:g>
          <draw:custom-shape draw:style-name="gr2" draw:text-style-name="P2" draw:layer="layout" svg:width="2.667cm" svg:height="3.81cm" svg:x="18.526cm" svg:y="45.7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21.574cm" svg:y="45.45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21.574cm" svg:y="48.244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17.129cm" svg:y="48.244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17.129cm" svg:y="45.45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9" draw:layer="layout" svg:width="8.119cm" svg:height="2.384cm" svg:x="16.884cm" svg:y="44.053cm">
          <draw:text-box>
            <text:p>ROT_BACK_CCW = 13</text:p>
          </draw:text-box>
        </draw:frame>
        <draw:custom-shape draw:style-name="gr7" draw:text-style-name="P3" draw:layer="layout" svg:width="1.397cm" svg:height="1.905cm" svg:x="23.098cm" svg:y="41.3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14.97cm" svg:y="41.38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8" draw:layer="layout" svg:width="0.889cm" svg:height="0.889cm" svg:x="8.112cm" svg:y="38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397cm" svg:height="1.905cm" svg:x="11.414cm" svg:y="45.19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4.048cm" svg:y="45.1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8" draw:layer="layout" svg:width="0.889cm" svg:height="0.889cm" svg:x="8.112cm" svg:y="49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889cm" svg:height="0.889cm" svg:x="19.542cm" svg:y="38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397cm" svg:height="1.905cm" svg:x="4.048cm" svg:y="41.3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11.414cm" svg:y="41.38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8" draw:layer="layout" svg:width="0.889cm" svg:height="0.889cm" svg:x="19.415cm" svg:y="48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397cm" svg:height="1.905cm" svg:x="14.97cm" svg:y="45.32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23.098cm" svg:y="45.32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667cm" svg:height="3.81cm" svg:x="6.969cm" svg:y="52.8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10.017cm" svg:y="52.562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10.017cm" svg:y="55.356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5.572cm" svg:y="55.356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5.572cm" svg:y="52.562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8" draw:text-style-name="P9" draw:layer="layout" svg:width="9.525cm" svg:height="2.892cm" svg:x="4.556cm" svg:y="50.657cm">
          <draw:text-box>
            <text:p>CORNER_BACK_RIGHT = 14</text:p>
          </draw:text-box>
        </draw:frame>
        <draw:g>
          <draw:custom-shape draw:style-name="gr2" draw:text-style-name="P2" draw:layer="layout" svg:width="2.667cm" svg:height="3.81cm" svg:x="18.272cm" svg:y="52.8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21.32cm" svg:y="52.562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21.32cm" svg:y="55.356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16.875cm" svg:y="55.356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16.875cm" svg:y="52.562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9" draw:layer="layout" svg:width="9.008cm" svg:height="2.384cm" svg:x="16.63cm" svg:y="51.165cm">
          <draw:text-box>
            <text:p>CORNER_BACK_LEFT = 15</text:p>
          </draw:text-box>
        </draw:frame>
        <draw:custom-shape draw:style-name="gr7" draw:text-style-name="P3" draw:layer="layout" svg:width="1.397cm" svg:height="1.905cm" svg:x="3.794cm" svg:y="52.3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8" draw:layer="layout" svg:width="0.889cm" svg:height="0.889cm" svg:x="9.128cm" svg:y="56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889cm" svg:height="0.889cm" svg:x="17.891cm" svg:y="5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397cm" svg:height="1.905cm" svg:x="22.844cm" svg:y="52.4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3.794cm" svg:y="55.3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1.397cm" svg:height="1.905cm" svg:x="22.971cm" svg:y="55.6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413cm" svg:height="3.048cm" svg:x="18.907cm" svg:y="37.83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413cm" svg:height="3.048cm" svg:x="18.653cm" svg:y="32.369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413cm" svg:height="3.048cm" svg:x="7.223cm" svg:y="32.49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8" draw:layer="layout" svg:width="0.889cm" svg:height="0.889cm" svg:x="19.415cm" svg:y="3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889cm" svg:height="0.889cm" svg:x="7.985cm" svg:y="3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413cm" svg:height="3.048cm" draw:transform="rotate (0.785398163397448) translate (16.62cm 56.173cm)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413cm" svg:height="3.048cm" svg:x="7.477cm" svg:y="47.60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413cm" svg:height="3.048cm" svg:x="18.653cm" svg:y="47.99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413cm" svg:height="3.048cm" draw:transform="rotate (0.785398163397448) translate (7.223cm 55.86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2" draw:text-style-name="P2" draw:layer="layout" svg:width="2.667cm" svg:height="3.81cm" svg:x="32.242cm" svg:y="5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35.29cm" svg:y="4.81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35.29cm" svg:y="7.604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30.845cm" svg:y="7.604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30.845cm" svg:y="4.81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8" draw:text-style-name="P9" draw:layer="layout" svg:width="9.525cm" svg:height="2.892cm" svg:x="29.829cm" svg:y="2.905cm">
          <draw:text-box>
            <text:p>CORNER_FRONT_RIGHT = 16</text:p>
          </draw:text-box>
        </draw:frame>
        <draw:g>
          <draw:custom-shape draw:style-name="gr2" draw:text-style-name="P2" draw:layer="layout" svg:width="2.667cm" svg:height="3.81cm" svg:x="31.344cm" svg:y="12.6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016cm" svg:height="1.397cm" svg:x="34.392cm" svg:y="12.378cm">
            <text:p text:style-name="P3">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.016cm" svg:height="1.397cm" svg:x="34.392cm" svg:y="15.172cm">
            <text:p text:style-name="P3">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1.016cm" svg:height="1.397cm" svg:x="29.947cm" svg:y="15.172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1.016cm" svg:height="1.397cm" svg:x="29.947cm" svg:y="12.378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9" draw:layer="layout" svg:width="9.008cm" svg:height="2.384cm" svg:x="29.702cm" svg:y="10.981cm">
          <draw:text-box>
            <text:p>CORNER_FRONT_LEFT = 17</text:p>
          </draw:text-box>
        </draw:frame>
        <draw:custom-shape draw:style-name="gr17" draw:text-style-name="P8" draw:layer="layout" svg:width="0.889cm" svg:height="0.889cm" svg:x="34.401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889cm" svg:height="0.889cm" svg:x="30.963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413cm" svg:height="3.048cm" draw:transform="rotate (0.785398163397448) translate (29.947cm 12.941cm)">
          <text:p/>
          <draw:enhanced-geometry svg:viewBox="0 0 21600 21600" draw:text-areas="0 0 21600 21600" draw:mirror-horizontal="tru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413cm" svg:height="3.048cm" draw:transform="rotate (0.785398163397448) translate (32.623cm 5.246cm)">
          <text:p/>
          <draw:enhanced-geometry svg:viewBox="0 0 21600 21600" draw:text-areas="0 0 21600 21600" draw:mirror-horizontal="fals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6" draw:text-style-name="P10" draw:layer="layout" svg:x1="27.035cm" svg:y1="2.905cm" svg:x2="27.035cm" svg:y2="19.161cm">
          <text:p/>
        </draw:line>
        <draw:custom-shape draw:style-name="gr13" draw:text-style-name="P8" draw:layer="layout" svg:width="1.397cm" svg:height="1.905cm" svg:x="35.916cm" svg:y="12.30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35.916cm" svg:y="14.96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29.067cm" svg:y="4.68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.397cm" svg:height="1.905cm" svg:x="29.067cm" svg:y="7.34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3T11:35:52.173988357</meta:creation-date>
    <dc:date>2021-02-23T12:45:14.953246717</dc:date>
    <meta:editing-duration>PT48M42S</meta:editing-duration>
    <meta:editing-cycles>23</meta:editing-cycles>
    <meta:generator>LibreOffice/6.0.7.3$Linux_X86_64 LibreOffice_project/00m0$Build-3</meta:generator>
    <meta:document-statistic meta:object-count="213"/>
  </office:meta>
</office:document-meta>
</file>